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e78bb" officeooo:paragraph-rsid="000e78bb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1pt" fo:font-weight="normal" officeooo:rsid="000e78bb" officeooo:paragraph-rsid="000e78bb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VENO LAGO MAGGIORE</text:p>
      <text:p text:style-name="P1"/>
      <text:p text:style-name="P2">Realizzazzione parco a Baveno VB lago maggiore mq 2.800 Ca</text:p>
      <text:p text:style-name="P2"/>
      <text:p text:style-name="P2">Scotico del vecchio prato</text:p>
      <text:p text:style-name="P2"/>
      <text:p text:style-name="P2">Abbattimento cedro del libano malato</text:p>
      <text:p text:style-name="P2"/>
      <text:p text:style-name="P2">Messa a dimora di faggio e liquidambar alto fusto mt 13,50</text:p>
      <text:p text:style-name="P2"/>
      <text:p text:style-name="P2">Allestimento impianto di irrigazione come atri descritti</text:p>
      <text:p text:style-name="P2"/>
      <text:p text:style-name="P2">Robottini taglia erba n° 2 </text:p>
      <text:p text:style-name="P2"/>
      <text:p text:style-name="P2">Allestimento aiuole si ortensie e azalee</text:p>
      <text:p text:style-name="P2"/>
      <text:p text:style-name="P2">Semina prat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8T15:36:56.572195400</meta:creation-date>
    <dc:date>2026-02-08T15:39:51.039870500</dc:date>
    <meta:editing-duration>PT2M54S</meta:editing-duration>
    <meta:editing-cycles>1</meta:editing-cycles>
    <meta:document-statistic meta:table-count="0" meta:image-count="0" meta:object-count="0" meta:page-count="1" meta:paragraph-count="9" meta:word-count="53" meta:character-count="332" meta:non-whitespace-character-count="287"/>
    <meta:generator>LibreOffice/25.2.7.2$Windows_X86_64 LibreOffice_project/5cbfd1ab6520636bb5f7b99185aa69bd7456825d</meta:generator>
  </office:meta>
</office:document-meta>
</file>